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650" officeooo:paragraph-rsid="00198650"/>
    </style:style>
    <style:style style:name="P2" style:family="paragraph" style:parent-style-name="Standard" style:list-style-name="L1">
      <style:text-properties officeooo:rsid="00198650" officeooo:paragraph-rsid="00198650"/>
    </style:style>
    <style:style style:name="P3" style:family="paragraph" style:parent-style-name="Standard">
      <style:text-properties officeooo:paragraph-rsid="00198650"/>
    </style:style>
    <style:style style:name="P4" style:family="paragraph" style:parent-style-name="Standard">
      <style:text-properties officeooo:paragraph-rsid="001a967c"/>
    </style:style>
    <style:style style:name="P5" style:family="paragraph" style:parent-style-name="Standard">
      <style:text-properties officeooo:rsid="001b074f" officeooo:paragraph-rsid="001b074f"/>
    </style:style>
    <style:style style:name="T1" style:family="text">
      <style:text-properties officeooo:rsid="0015a9ca"/>
    </style:style>
    <style:style style:name="T2" style:family="text">
      <style:text-properties fo:font-weight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a967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b074f" style:text-blinking="fals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PRESENTACION GRUPAL:</text:span></text:p>
      <text:p text:style-name="P3"><text:span text:style-name="T4"/></text:p>
      <text:p text:style-name="P3"><text:span text:style-name="T4">BUENO COMIENZO CON LA PRESENTACIÓN</text:span></text:p>
      <text:p text:style-name="P3"><text:span text:style-name="T4"/></text:p>
      <text:p text:style-name="P3"><text:span text:style-name="T4">EL TEMA QUE VAMOS A DESARROLLAR ES MEMORIAS</text:span></text:p>
      <text:p text:style-name="P3"><text:span text:style-name="T4"/></text:p>
      <text:p text:style-name="P3"><text:span text:style-name="T4">AL HABLAR DE MEMORIAS PODEMOS DISTINGUIR DOS GRUPOS</text:span></text:p>
      <text:p text:style-name="P3"><text:span text:style-name="T4"/></text:p>
      <text:p text:style-name="P3"><text:span text:style-name="T4"/></text:p>
      <text:p text:style-name="P3"><text:span text:style-name="T4">MEMORIA PRINCIPAL, <text:s/></text:span><text:span text:style-name="T5">y memoria secundaria, la primera es mas veloz pero tiene menos capacidad y es volatil, la segunda es mas lenta pero tiene mayor capacidad y es permanente</text:span></text:p>
      <text:p text:style-name="P3"><text:span text:style-name="T4"/></text:p>
      <text:p text:style-name="P3"><text:span text:style-name="T4"/></text:p>
      <text:p text:style-name="P3"><text:span text:style-name="T4">ESTAS CARACTERÍSTICAS LAS DESARROLLARÁN MIS COMPAÑEROS, PERO PODEMOS MENCIONAR EN UN TRIÁNGULO COMPARATIVO, LA RELACIÓN ENTRE VELOCIDAD Y CAPACIDAD DE CADA UNA.</text:span></text:p>
      <text:p text:style-name="P3"><text:span text:style-name="T4"/></text:p>
      <text:p text:style-name="P5"><text:span text:style-name="T4">E</text:span><text:span text:style-name="T3">XPLICO BREVE EL CUADRO</text:span></text:p>
      <text:p text:style-name="P3"><text:span text:style-name="T4"/></text:p>
      <text:p text:style-name="P3"><text:span text:style-name="T4">“CPU REGISTROS, CACHE L1, L2 Y L3, RAM Y ROM (EXPLICO LA ROM Y HABLO SOBRE LA BIOS Y LA PILA),HD EXTRAÍBLE, DISCOS ÓPTICOS, ALMACENAMIENTO EN RED”</text:span></text:p>
      <text:p text:style-name="P3"><text:span text:style-name="T4"/></text:p>
      <text:p text:style-name="P5"><text:span text:style-name="T4">H</text:span><text:span text:style-name="T3">ABLO SOBRE LA ROM Y LA BIOS</text:span></text:p>
      <text:p text:style-name="P4"><text:span text:style-name="T4"/></text:p>
      <text:p text:style-name="P4"><text:span text:style-name="T4">TODAS LAS MEMORIAS TIENEN CIERTA CAPACIDAD DE ALMACENAMIENTO QUE SE MIDE EN UNIDADES:</text:span></text:p>
      <text:p text:style-name="P4"><text:span text:style-name="T4">BIT: UNIDAD MINIMA SOLO PUEDE TENER DOS VALORES 0 Y 1,</text:span></text:p>
      <text:p text:style-name="P4"><text:span text:style-name="T4">LE SIGUEN BYTE: QUE SON 8 BIT. KBYTE 1024BYTE, MEGABYTE 1024KBYTE, GBYTE 1024MBYTE</text:span><text:line-break/></text:p>
      <text:p text:style-name="P5">CONTINUA OSCAR O SOFI</text:p>
      <text:p text:style-name="Text_20_body"><text:line-break/><text:span text:style-name="T3"> </text:span></text:p>
      <text:p text:style-name="Text_20_body"><text:span text:style-name="T2"><text:line-break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BONUS POR SI HAY PROBLEMAS DE CONEXIÓN </text:p>
      <text:p text:style-name="P1">/*</text:p>
      <text:list xml:id="list2661520837" text:style-name="L1">
        <text:list-item>
          <text:p text:style-name="P2">VOLATIL: SE BORRA SI NO HAY ELECTRICIDAD</text:p>
        </text:list-item>
        <text:list-item>
          <text:p text:style-name="P2">CAPACIDAD: TIENE MENOS CAPACIDAD QUE LA MEMORIA SECUNDARIA</text:p>
        </text:list-item>
        <text:list-item>
          <text:p text:style-name="P2">VELOCUDAD:ES MAS RÁPIDA QUE LA SECUNDARIA</text:p>
        </text:list-item>
        <text:list-item>
          <text:p text:style-name="P2">LATENCIA:<text:span text:style-name="T1">iempo que tardo entre hacer un pedidio y la respuesta</text:span></text:p>
        </text:list-item>
        <text:list-item>
          <text:p text:style-name="P2">VOLTAJE:<text:span text:style-name="T1">hace referencia a la energía consumida por el modulo RAM</text:span></text:p>
        </text:list-item>
      </text:list>
      <text:p text:style-name="P1">*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1T18:12:33.639000000</meta:creation-date>
    <dc:date>2021-04-11T18:47:41.712000000</dc:date>
    <meta:editing-duration>PT1M44S</meta:editing-duration>
    <meta:editing-cycles>1</meta:editing-cycles>
    <meta:document-statistic meta:table-count="0" meta:image-count="0" meta:object-count="0" meta:page-count="2" meta:paragraph-count="23" meta:word-count="208" meta:character-count="1237" meta:non-whitespace-character-count="1049"/>
    <meta:generator>LibreOffice/6.4.2.2$Windows_X86_64 LibreOffice_project/4e471d8c02c9c90f512f7f9ead8875b57fcb1ec3</meta:generator>
  </office:meta>
</office:document-meta>
</file>